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15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250" table:formula="of:=[.A12]*([.D12]+25*[.C12])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2" table:style-name="ce9">
            <text:p>42</text:p>
          </table:table-cell>
          <table:table-cell office:value-type="currency" office:value="420" table:formula="of:=[.A13]*[.D13]" table:style-name="ce10">
            <text:p>CHF 4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40" table:style-name="ce9">
            <text:p>40</text:p>
          </table:table-cell>
          <table:table-cell office:value-type="currency" office:value="800" table:formula="of:=[.A14]*[.D14]" table:style-name="ce10">
            <text:p>CHF 8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500" table:formula="of:=[.A15]*[.D15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970" table:formula="of:=SUM([.E6:.E18])" table:number-columns-spanned="2" table:number-rows-spanned="1" table:style-name="ce12">
            <text:p>CHF 1 97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15T08:16:56Z</dc:date>
    <meta:editing-cycles>13</meta:editing-cycles>
    <meta:editing-duration>PT18807S</meta:editing-duration>
  </office:meta>
</office:document-meta>
</file>